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33a01" officeooo:paragraph-rsid="00133a01"/>
    </style:style>
    <style:style style:name="P2" style:family="paragraph" style:parent-style-name="Heading_20_2">
      <style:text-properties officeooo:rsid="00133a01" officeooo:paragraph-rsid="00133a01"/>
    </style:style>
    <style:style style:name="P3" style:family="paragraph" style:parent-style-name="Text_20_body">
      <style:paragraph-properties fo:text-align="justify" style:justify-single-word="false"/>
      <style:text-properties officeooo:rsid="00133a01" officeooo:paragraph-rsid="00133a01"/>
    </style:style>
    <style:style style:name="P4" style:family="paragraph" style:parent-style-name="Text_20_body" style:list-style-name="L1">
      <style:paragraph-properties fo:text-align="justify" style:justify-single-word="false"/>
      <style:text-properties officeooo:rsid="00133a01" officeooo:paragraph-rsid="00133a01"/>
    </style:style>
    <style:style style:name="P5" style:family="paragraph" style:parent-style-name="Text_20_body">
      <style:paragraph-properties fo:text-align="justify" style:justify-single-word="false"/>
      <style:text-properties style:text-underline-style="none" officeooo:rsid="00133a01" officeooo:paragraph-rsid="00133a01"/>
    </style:style>
    <style:style style:name="P6" style:family="paragraph" style:parent-style-name="Title">
      <style:text-properties officeooo:rsid="00133a01" officeooo:paragraph-rsid="00133a0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rvicio de nombres de dominio DNS</text:p>
      <text:h text:style-name="P1" text:outline-level="1">1. El servicio DNS</text:h>
      <text:p text:style-name="P3">Las máquinas se identifican mediante su dirección de red o número IP. Para las personas resulta más sencillo recordar un nombre que se asocia a una máquina. El servicio DNS se encarga de traducir ese nombre a IP.</text:p>
      <text:h text:style-name="P2" text:outline-level="2">1.1 El espacio de nombres de dominio</text:h>
      <text:p text:style-name="P3">El servicio DNS se compone de una base de datos, distribuida entre todos los ordenadores de una misma red, en la que se almacenan las asociaciones. La base de datos está clasificada por nombres de dominio. Cada rama es un <text:span text:style-name="T1">espacio de nombres de dominio</text:span><text:span text:style-name="T2">.</text:span></text:p>
      <text:p text:style-name="P3"><text:span text:style-name="T2">El árbol comienza con el nodo raíz (ej com.) y por debajo puede existir una infinidad de nodos (patata) =&gt; patata.com. El nombre se muestra desde el más bajo hasta la raíz.</text:span></text:p>
      <text:p text:style-name="P3"><text:span text:style-name="T2">El nivel superior o primer nivel TLD está formado por los dominios que descienden directamente de la raíz. </text:span><text:span text:style-name="T1">Los principales TLD genéricos son</text:span><text:span text:style-name="T2">:</text:span></text:p>
      <text:list text:style-name="L1">
        <text:list-item>
          <text:p text:style-name="P4"><text:span text:style-name="T2">com</text:span></text:p>
        </text:list-item>
        <text:list-item>
          <text:p text:style-name="P4"><text:span text:style-name="T2">edu</text:span></text:p>
        </text:list-item>
        <text:list-item>
          <text:p text:style-name="P4"><text:span text:style-name="T2">org</text:span></text:p>
        </text:list-item>
        <text:list-item>
          <text:p text:style-name="P4"><text:span text:style-name="T2">gov</text:span></text:p>
        </text:list-item>
        <text:list-item>
          <text:p text:style-name="P4"><text:span text:style-name="T2">int</text:span></text:p>
        </text:list-item>
      </text:list>
      <text:p text:style-name="P5"><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9T16:29:16.437000000</meta:creation-date>
    <meta:generator>LibreOffice/7.4.5.1$Windows_X86_64 LibreOffice_project/9c0871452b3918c1019dde9bfac75448afc4b57f</meta:generator>
    <dc:date>2023-11-09T16:44:59.880000000</dc:date>
    <meta:editing-duration>PT15M44S</meta:editing-duration>
    <meta:editing-cycles>1</meta:editing-cycles>
    <meta:document-statistic meta:table-count="0" meta:image-count="0" meta:object-count="0" meta:page-count="1" meta:paragraph-count="12" meta:word-count="165" meta:character-count="885" meta:non-whitespace-character-count="737"/>
  </office:meta>
</office:document-meta>
</file>